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.svm" manifest:media-type="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RomNo9L-Regu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redefinito-title">
      <style:graphic-properties draw:auto-grow-height="true" fo:min-height="2cm"/>
    </style:style>
    <style:style style:name="pr2" style:family="presentation" style:parent-style-name="Predefinito-outline1">
      <style:graphic-properties fo:min-height="11.92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2cm"/>
    </style:style>
    <style:style style:name="pr5" style:family="presentation" style:parent-style-name="Predefinito-subtitle">
      <style:graphic-properties draw:fill-color="#ffffff" draw:textarea-vertical-align="top" fo:min-height="15.9cm"/>
    </style:style>
    <style:style style:name="pr6" style:family="presentation" style:parent-style-name="Predefinito-notes">
      <style:graphic-properties draw:fill-color="#ffffff" fo:min-height="13.364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style:font-name="Roboto" fo:font-size="24pt" style:font-size-asian="24pt" style:font-size-complex="24pt"/>
    </style:style>
    <style:style style:name="P4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5" style:family="paragraph">
      <style:paragraph-properties fo:text-align="justify"/>
      <style:text-properties fo:font-size="22pt" style:font-size-asian="22pt" style:font-size-complex="22pt"/>
    </style:style>
    <style:style style:name="P6" style:family="paragraph">
      <style:paragraph-properties fo:margin-top="0.5cm" fo:margin-bottom="0cm" fo:text-align="justify"/>
      <style:text-properties fo:font-size="22pt" style:font-size-asian="22pt" style:font-size-complex="22pt"/>
    </style:style>
    <style:style style:name="P7" style:family="paragraph">
      <style:paragraph-properties fo:margin-left="1cm" fo:margin-right="0cm" fo:margin-top="0cm" fo:margin-bottom="0cm" fo:text-align="justify" fo:text-indent="0cm" style:text-autospace="none"/>
      <style:text-properties style:font-name="NimbusRomNo9L-Regu" fo:font-size="22pt" style:font-name-asian="NimbusRomNo9L-Regu" style:font-size-asian="22pt" style:font-name-complex="NimbusRomNo9L-Regu" style:font-size-complex="22pt"/>
    </style:style>
    <style:style style:name="P8" style:family="paragraph">
      <style:paragraph-properties fo:margin-left="1cm" fo:margin-right="0cm" fo:text-align="justify" fo:text-indent="0cm"/>
      <style:text-properties fo:font-size="22pt" style:font-size-asian="22pt" style:font-size-complex="22pt"/>
    </style:style>
    <style:style style:name="P9" style:family="paragraph">
      <style:paragraph-properties fo:text-align="justify"/>
      <style:text-properties style:font-name="Roboto" fo:font-size="22pt" style:font-size-asian="22pt" style:font-size-complex="22pt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1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12" style:family="paragraph">
      <style:text-properties style:font-name="Roboto"/>
    </style:style>
    <style:style style:name="P13" style:family="paragraph">
      <style:paragraph-properties fo:margin-top="0.102cm" fo:margin-bottom="0.102cm" fo:text-align="justify"/>
      <style:text-properties style:font-name="Roboto" fo:font-size="20pt" style:font-size-asian="20pt" style:font-size-complex="20pt"/>
    </style:style>
    <style:style style:name="P14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15" style:family="paragraph">
      <style:paragraph-properties fo:margin-top="1cm" fo:margin-bottom="0.1cm" fo:text-align="justify" style:text-autospace="none"/>
      <style:text-properties style:font-name="Roboto" fo:font-size="20pt" style:font-name-asian="NimbusRomNo9L-Regu" style:font-size-asian="20pt" style:font-name-complex="NimbusRomNo9L-Regu" style:font-size-complex="20pt"/>
    </style:style>
    <style:style style:name="P16" style:family="paragraph">
      <style:paragraph-properties fo:margin-top="0cm" fo:margin-bottom="0.3cm" fo:text-align="justify" style:text-autospace="none"/>
      <style:text-properties style:font-name="Roboto" fo:font-size="20pt" style:font-name-asian="NimbusRomNo9L-Regu" style:font-size-asian="20pt" style:font-name-complex="NimbusRomNo9L-Regu" style:font-size-complex="20pt"/>
    </style:style>
    <style:style style:name="T1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Roboto"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Roboto" fo:font-size="24pt" style:font-size-asian="24pt" style:font-size-complex="24pt"/>
    </style:style>
    <style:style style:name="T4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5" style:family="text">
      <style:text-properties style:font-name="Roboto" fo:font-size="22pt" style:font-size-asian="22pt" style:font-size-complex="22pt"/>
    </style:style>
    <style:style style:name="T6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" style:font-size-asian="22pt" style:font-style-asian="normal" style:font-weight-asian="normal" style:font-name-complex="NimbusRomNo9L-Regu" style:font-size-complex="2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0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font-name="Roboto" fo:font-style="italic" style:font-style-asian="italic" style:font-style-complex="italic"/>
    </style:style>
    <style:style style:name="T13" style:family="text">
      <style:text-properties style:font-name="Roboto"/>
    </style:style>
    <style:style style:name="T14" style:family="text">
      <style:text-properties style:font-name="Roboto" fo:font-size="20pt" fo:font-weight="normal" style:font-size-asian="20pt" style:font-weight-asian="normal" style:font-size-complex="20pt" style:font-weight-complex="normal"/>
    </style:style>
    <style:style style:name="T15" style:family="text">
      <style:text-properties style:font-name="Roboto" fo:font-size="18pt" style:font-size-asian="18pt" style:font-size-complex="18pt"/>
    </style:style>
    <style:style style:name="T16" style:family="text">
      <style:text-properties style:font-name="Roboto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3">
        <draw:frame presentation:style-name="pr1" draw:text-style-name="P1" draw:layer="layout" svg:width="26cm" svg:height="2cm" svg:x="1cm" svg:y="1cm" presentation:class="title" presentation:user-transformed="true">
          <draw:text-box>
            <text:p><text:span text:style-name="T1">Sviluppo Di Applicazioni Mobile Cross-platform</text:span></text:p>
          </draw:text-box>
        </draw:frame>
        <draw:frame presentation:style-name="pr2" draw:text-style-name="P2" draw:layer="layout" svg:width="12.297cm" svg:height="12.179cm" svg:x="1.4cm" svg:y="6cm" presentation:class="outline" presentation:user-transformed="true">
          <draw:text-box>
            <text:p><text:span text:style-name="T2">Candidati</text:span></text:p>
            <text:list text:style-name="L2">
              <text:list-item>
                <text:p><text:span text:style-name="T3">Mirco Bertelli</text:span></text:p>
              </text:list-item>
              <text:list-item>
                <text:p><text:span text:style-name="T3">Maurizio Pratesi</text:span></text:p>
              </text:list-item>
            </text:list>
          </draw:text-box>
        </draw:frame>
        <draw:frame presentation:style-name="pr2" draw:text-style-name="P3" draw:layer="layout" svg:width="12.297cm" svg:height="12.179cm" svg:x="14.313cm" svg:y="6cm" presentation:class="outline" presentation:user-transformed="true">
          <draw:text-box>
            <text:p><text:span text:style-name="T2">Contenuti</text:span></text:p>
            <text:list text:style-name="L2">
              <text:list-item>
                <text:p><text:span text:style-name="T3">Introduzione</text:span></text:p>
              </text:list-item>
              <text:list-item>
                <text:p><text:span text:style-name="T3">Sviluppo Applicazioni Mobili</text:span></text:p>
              </text:list-item>
              <text:list-item>
                <text:p><text:span text:style-name="T3">Framework Valutati</text:span></text:p>
              </text:list-item>
              <text:list-item>
                <text:p><text:span text:style-name="T3">L'Applicazione</text:span></text:p>
              </text:list-item>
              <text:list-item>
                <text:p><text:span text:style-name="T3">Risultato Del Confronto</text:span></text:p>
              </text:list-item>
              <text:list-item>
                <text:p><text:span text:style-name="T3">Conclusion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0"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Sviluppo Applicazioni Mobili</text:span></text:p>
          </draw:text-box>
        </draw:frame>
        <draw:frame presentation:style-name="pr5" draw:text-style-name="P9" draw:layer="layout" svg:width="25.999cm" svg:height="15.9cm" svg:x="1.001cm" svg:y="4cm" presentation:class="subtitle" presentation:user-transformed="true">
          <draw:text-box>
            <text:p text:style-name="P5"><text:span text:style-name="T5">Differenti tipologie di applicazioni mobili:</text:span></text:p>
            <text:list text:style-name="L1">
              <text:list-item>
                <text:p text:style-name="P6"><text:span text:style-name="T6">Native</text:span></text:p>
              </text:list-item>
            </text:list>
            <text:p text:style-name="P7"><text:span text:style-name="T5">Sviluppate</text:span><text:span text:style-name="T7"> per una specifica piattaforma </text:span><text:span text:style-name="T5">utilizzando le risorse software fornite appositamente dal produttore della piattaforma stessa.</text:span></text:p>
            <text:list text:continue-numbering="true" text:style-name="L1">
              <text:list-item>
                <text:p text:style-name="P6"><text:span text:style-name="T6">Web</text:span></text:p>
              </text:list-item>
            </text:list>
            <text:p text:style-name="P8"><text:span text:style-name="T5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6"><text:span text:style-name="T6">Ibride</text:span></text:p>
              </text:list-item>
            </text:list>
            <text:p text:style-name="P8"><text:span text:style-name="T5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3T1">
        <draw:frame presentation:style-name="pr4" draw:text-style-name="P4" draw:layer="layout" svg:width="26cm" svg:height="2cm" svg:x="1cm" svg:y="1cm" presentation:class="title" presentation:user-transformed="true">
          <draw:text-box>
            <text:p><text:span text:style-name="T4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0"><text:span text:style-name="T8">Sviluppo Applicazioni Native</text:span></text:p>
              </table:table-cell>
              <table:table-cell>
                <text:p text:style-name="P10"><text:span text:style-name="T9">Sviluppo Applicazioni Web</text:span></text:p>
              </table:table-cell>
              <table:table-cell>
                <text:p text:style-name="P10"><text:span text:style-name="T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11"><text:span text:style-name="T10">Appcelerator Titanium</text:span><text:span text:style-name="T11">*</text:span></text:p>
              </table:table-cell>
              <table:table-cell>
                <text:p text:style-name="P11"><text:span text:style-name="T10">jQuery Mobile</text:span></text:p>
                <text:p text:style-name="P11"><text:span text:style-name="T10">Kendo UI Mobile</text:span><text:span text:style-name="T11">*</text:span></text:p>
                <text:p text:style-name="P11"><text:span text:style-name="T10">PhoneJS</text:span></text:p>
              </table:table-cell>
              <table:table-cell>
                <text:p text:style-name="P11"><text:span text:style-name="T10">PhoneGap</text:span><text:span text:style-name="T11">*</text:span></text:p>
                <text:p text:style-name="P11"><text:span text:style-name="T10">Sencha Touch</text:span></text:p>
                <text:p text:style-name="P11"><text:span text:style-name="T1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12" draw:layer="layout" svg:width="26cm" svg:height="1.09cm" svg:x="1cm" svg:y="19cm">
          <draw:text-box>
            <text:p><text:span text:style-name="T12">(*)</text:span><text:span text:style-name="T13"> Framework utilizzati nella realizzazione dell'applicazione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3T1">
        <draw:frame presentation:style-name="pr4" draw:text-style-name="P4" draw:layer="layout" svg:width="26cm" svg:height="2cm" svg:x="1cm" svg:y="1cm" presentation:class="title" presentation:user-transformed="true">
          <draw:text-box>
            <text:p text:style-name="P4"><text:span text:style-name="T4">L'Applicazione</text:span></text:p>
          </draw:text-box>
        </draw:frame>
        <draw:frame presentation:style-name="pr2" draw:text-style-name="P13" draw:layer="layout" svg:width="26cm" svg:height="16cm" svg:x="1cm" svg:y="4cm" presentation:class="outline" presentation:user-transformed="true">
          <draw:text-box>
            <text:p text:style-name="P13"><text:span text:style-name="T14">Realizzata un'applicazione di confronto implementata in due modi differenti:</text:span></text:p>
            <text:list text:style-name="L2">
              <text:list-item>
                <text:p text:style-name="P14"><text:span text:style-name="T15">app </text:span><text:span text:style-name="T16">nativa</text:span><text:span text:style-name="T15"> con Appcelerator Titanium</text:span></text:p>
              </text:list-item>
              <text:list-item>
                <text:p text:style-name="P14"><text:span text:style-name="T15">app </text:span><text:span text:style-name="T16">ibrida</text:span><text:span text:style-name="T15"> con PhoneGap &amp; Kendo UI Mobile</text:span></text:p>
              </text:list-item>
            </text:list>
            <text:p text:style-name="P15"><text:span text:style-name="T14">L’applicazione consente la segnalazione di problemi di degrado ambientale e permette all'utente di:</text:span></text:p>
            <text:list text:continue-numbering="true" text:style-name="L2">
              <text:list-item>
                <text:p text:style-name="P16"><text:span text:style-name="T15">registrarsi al primo avvio e autenticarsi successivamente;</text:span></text:p>
              </text:list-item>
              <text:list-item>
                <text:p text:style-name="P16"><text:span text:style-name="T15">vedere su una mappa le segnalazioni proprie e degli altri utenti;</text:span></text:p>
              </text:list-item>
              <text:list-item>
                <text:p text:style-name="P16"><text:span text:style-name="T15">comporre ed inviare una nuova segnalazione georeferenziata inserendo una descrizione e una foto scattata con il dispositivo;</text:span></text:p>
              </text:list-item>
              <text:list-item>
                <text:p text:style-name="P16"><text:span text:style-name="T15">vedere liste delle segnalazioni proprie e delle ultime inviate;</text:span></text:p>
              </text:list-item>
              <text:list-item>
                <text:p text:style-name="P16"><text:span text:style-name="T15">scegliere una segnalazione e visualizzarne i dettagli;</text:span></text:p>
              </text:list-item>
              <text:list-item>
                <text:p text:style-name="P16"><text:span text:style-name="T15">ritrovare sulla mappa una segnalazione partendo dalla visualizzazione dei suoi dettagli;</text:span></text:p>
              </text:list-item>
              <text:list-item>
                <text:p text:style-name="P16"><text:span text:style-name="T15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RomNo9L-Regu" svg:font-family="NimbusRomNo9L-Regu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1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style:style style:name="Predefinito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shrink-to-fit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0T11:07:12.477000000</dc:date>
    <meta:editing-duration>PT1H43M43S</meta:editing-duration>
    <meta:editing-cycles>8</meta:editing-cycles>
    <meta:generator>LibreOffice/4.2.2.1$Windows_x86 LibreOffice_project/3be8cda0bddd8e430d8cda1ebfd581265cca5a0f</meta:generator>
    <meta:document-statistic meta:object-count="39"/>
  </office:meta>
</office:document-meta>
</file>